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</office:automatic-styles>
  <office:body>
    <office:text>
      <text:p xmlns:text="urn:oasis:names:tc:opendocument:xmlns:text:1.0" text:style-name="title-book">Book example</text:p>
      <text:p xmlns:text="urn:oasis:names:tc:opendocument:xmlns:text:1.0" text:style-name="para-title2">Subtitle of Book example, blah blah blah</text:p>
      <text:p xmlns:text="urn:oasis:names:tc:opendocument:xmlns:text:1.0" text:style-name="title-chapter">Chapter</text:p>
      <text:h xmlns:text="urn:oasis:names:tc:opendocument:xmlns:text:1.0" text:outline-level="1" text:style-name="Heading1">First Chapter</text:h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ction 1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paragraph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impara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para">Title of formalpara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para in formalpara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Section 1.1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paragraph</text:p>
      <text:p xmlns:text="urn:oasis:names:tc:opendocument:xmlns:text:1.0" text:style-name="title-chapter">Chapter</text:p>
      <text:h xmlns:text="urn:oasis:names:tc:opendocument:xmlns:text:1.0" text:outline-level="1" text:style-name="Heading1">Second Chapter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paragraph</text:p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ct1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paragraph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Sect2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paragraph</text:p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Sect3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paragraph</text:p>
      <!--section level 5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5" text:style-name="Headings">Sect4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paragraph</text:p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2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0.6cm" fo:margin-bottom="0.0cm" fo:break-before="page"/>
      <style:text-properties fo:font-size="17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1.2cm"/>
      <style:text-properties fo:font-size="15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2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Book example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Book example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dc:date xmlns:dc="http://purl.org/dc/elements/1.1/"/>
    <dc:language xmlns:dc="http://purl.org/dc/elements/1.1/"/>
    <meta:generator xmlns:meta="urn:oasis:names:tc:opendocument:xmlns:meta:1.0">docbook2odf [$Rev: 153 $] generator (http://open.comsultia.com/docbook2odf/)</meta:generator>
  </office:meta>
</office:document-meta>
</file>